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5.652cm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4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4.412cm"/>
    </style:style>
    <style:style style:name="gr5" style:family="graphic" style:parent-style-name="standard">
      <style:graphic-properties draw:textarea-horizontal-align="justify" draw:textarea-vertical-align="middle" draw:auto-grow-height="false" fo:min-height="3.428cm" fo:min-width="5.088cm"/>
    </style:style>
    <style:style style:name="gr6" style:family="graphic" style:parent-style-name="standard">
      <style:graphic-properties draw:textarea-horizontal-align="justify" draw:textarea-vertical-align="middle" draw:auto-grow-height="false" fo:min-height="2.2cm" fo:min-width="2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7cm" svg:height="3.7cm" svg:x="5.964cm" svg:y="1.27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1cm" svg:height="2.8cm" svg:x="12.5cm" svg:y="6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8.1cm" svg:height="2.8cm" svg:x="12.2cm" svg:y="11.2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3.39cm" svg:y1="4.438cm" svg:x2="16.55cm" svg:y2="6.6cm" draw:start-shape="id1" draw:start-glue-point="9" draw:end-shape="id2" draw:end-glue-point="5" svg:d="M13390 4438l3160 2162" svg:viewBox="0 0 3161 2163">
          <text:p/>
        </draw:connector>
        <draw:connector draw:style-name="gr3" draw:text-style-name="P2" draw:layer="layout" draw:type="line" svg:x1="16.55cm" svg:y1="9.4cm" svg:x2="16.25cm" svg:y2="11.2cm" draw:start-shape="id2" draw:start-glue-point="8" draw:end-shape="id3" draw:end-glue-point="5" svg:d="M16550 9400l-300 1800" svg:viewBox="0 0 301 1801">
          <text:p/>
        </draw:connector>
        <draw:connector draw:style-name="gr3" draw:text-style-name="P2" draw:layer="layout" draw:type="line" svg:x1="15.237cm" svg:y1="14cm" svg:x2="13.25cm" svg:y2="16.4cm" draw:start-shape="id3" draw:start-glue-point="7" draw:end-shape="id4" draw:end-glue-point="4" svg:d="M15237 14000l-1987 2400" svg:viewBox="0 0 1988 2401">
          <text:p/>
        </draw:connector>
        <draw:custom-shape draw:style-name="gr4" draw:text-style-name="P1" xml:id="id5" draw:id="id5" draw:layer="layout" svg:width="7.8cm" svg:height="2.7cm" svg:x="12.2cm" svg:y="22.3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7.9cm" svg:height="5.2cm" svg:x="3.8cm" svg:y="23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175cm" svg:y1="23.65cm" svg:x2="10.544cm" svg:y2="24.061cm" draw:start-shape="id5" draw:start-glue-point="9" draw:end-shape="id6" draw:end-glue-point="11" svg:d="M13175 23650l-2631 411" svg:viewBox="0 0 2632 412">
          <text:p/>
        </draw:connector>
        <draw:custom-shape draw:style-name="gr6" draw:text-style-name="P1" xml:id="id4" draw:id="id4" draw:layer="layout" svg:width="6.3cm" svg:height="4.9cm" svg:x="10.1cm" svg:y="16.4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6.4cm" svg:y1="18.85cm" svg:x2="19.025cm" svg:y2="23.65cm" draw:start-shape="id4" draw:start-glue-point="7" draw:end-shape="id5" draw:end-glue-point="6" svg:d="M16400 18850h4102v4800h-1477" svg:viewBox="0 0 4103 4801">
          <text:p text:style-name="P1">TAK</text:p>
        </draw:connector>
        <draw:custom-shape draw:style-name="gr4" draw:text-style-name="P1" xml:id="id7" draw:id="id7" draw:layer="layout" svg:width="7.8cm" svg:height="2.7cm" svg:x="0.7cm" svg:y="20.1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0.1cm" svg:y1="18.85cm" svg:x2="5.575cm" svg:y2="20.1cm" draw:start-shape="id4" draw:start-glue-point="5" draw:end-shape="id7" draw:end-glue-point="4" svg:d="M10100 18850h-4525v1250" svg:viewBox="0 0 4526 1251">
          <text:p text:style-name="P1">NIE</text:p>
        </draw:connector>
        <draw:connector draw:style-name="gr3" draw:text-style-name="P2" draw:layer="layout" draw:type="line" svg:x1="4.6cm" svg:y1="22.8cm" svg:x2="4.956cm" svg:y2="24.061cm" draw:start-shape="id7" draw:start-glue-point="8" draw:end-shape="id6" draw:end-glue-point="5" svg:d="M4600 22800l356 1261" svg:viewBox="0 0 357 1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4:53.663622465</meta:creation-date>
    <dc:date>2019-10-31T12:33:27.637192491</dc:date>
    <meta:editing-duration>PT17M52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